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list-style-name="L2">
      <style:text-properties fo:font-weight="normal" style:font-weight-asian="normal" style:font-weight-complex="normal"/>
    </style:style>
    <style:style style:name="P5" style:family="paragraph" style:parent-style-name="Standard" style:list-style-name="L6">
      <style:text-properties fo:font-weight="normal" style:font-weight-asian="normal" style:font-weight-complex="normal"/>
    </style:style>
    <style:style style:name="P6" style:family="paragraph" style:parent-style-name="Standard" style:list-style-name="L7">
      <style:text-properties fo:font-weight="normal" style:font-weight-asian="normal" style:font-weight-complex="normal"/>
    </style:style>
    <style:style style:name="P7" style:family="paragraph" style:parent-style-name="Standard" style:list-style-name="L8">
      <style:text-properties fo:font-weight="normal" style:font-weight-asian="normal" style:font-weight-complex="normal"/>
    </style:style>
    <style:style style:name="P8" style:family="paragraph" style:parent-style-name="Standard" style:list-style-name="L9">
      <style:text-properties fo:font-weight="normal" style:font-weight-asian="normal" style:font-weight-complex="normal"/>
    </style:style>
    <style:style style:name="P9" style:family="paragraph" style:parent-style-name="Standard" style:list-style-name="L12">
      <style:text-properties fo:font-weight="normal" style:font-weight-asian="normal" style:font-weight-complex="normal"/>
    </style:style>
    <style:style style:name="P10" style:family="paragraph" style:parent-style-name="Standard" style:list-style-name="L13">
      <style:text-properties fo:font-weight="normal" style:font-weight-asian="normal" style:font-weight-complex="normal"/>
    </style:style>
    <style:style style:name="P11" style:family="paragraph" style:parent-style-name="Standard" style:list-style-name="L16">
      <style:text-properties fo:font-weight="normal" style:font-weight-asian="normal" style:font-weight-complex="normal"/>
    </style:style>
    <style:style style:name="P12" style:family="paragraph" style:parent-style-name="Standard" style:list-style-name="L18">
      <style:text-properties fo:font-weight="normal" style:font-weight-asian="normal" style:font-weight-complex="normal"/>
    </style:style>
    <style:style style:name="P13" style:family="paragraph" style:parent-style-name="Standard" style:list-style-name="L19">
      <style:text-properties fo:font-weight="normal" style:font-weight-asian="normal" style:font-weight-complex="normal"/>
    </style:style>
    <style:style style:name="P14" style:family="paragraph" style:parent-style-name="Standard" style:list-style-name="L21">
      <style:text-properties fo:font-weight="normal" style:font-weight-asian="normal" style:font-weight-complex="normal"/>
    </style:style>
    <style:style style:name="P15" style:family="paragraph" style:parent-style-name="Standard">
      <style:text-properties fo:font-weight="bold" style:font-weight-asian="bold" style:font-weight-complex="bold"/>
    </style:style>
    <style:style style:name="P16" style:family="paragraph" style:parent-style-name="Standard" style:list-style-name="L1">
      <style:text-properties fo:font-weight="bold" style:font-weight-asian="bold" style:font-weight-complex="bold"/>
    </style:style>
    <style:style style:name="P17" style:family="paragraph" style:parent-style-name="Standard" style:list-style-name="L3">
      <style:text-properties fo:font-weight="bold" style:font-weight-asian="bold" style:font-weight-complex="bold"/>
    </style:style>
    <style:style style:name="P18" style:family="paragraph" style:parent-style-name="Standard" style:list-style-name="L4">
      <style:text-properties fo:font-weight="bold" style:font-weight-asian="bold" style:font-weight-complex="bold"/>
    </style:style>
    <style:style style:name="P19" style:family="paragraph" style:parent-style-name="Standard" style:list-style-name="L5">
      <style:text-properties fo:font-weight="bold" style:font-weight-asian="bold" style:font-weight-complex="bold"/>
    </style:style>
    <style:style style:name="P20" style:family="paragraph" style:parent-style-name="Standard" style:list-style-name="L6">
      <style:text-properties fo:font-weight="bold" style:font-weight-asian="bold" style:font-weight-complex="bold"/>
    </style:style>
    <style:style style:name="P21" style:family="paragraph" style:parent-style-name="Standard" style:list-style-name="L9">
      <style:text-properties fo:font-weight="bold" style:font-weight-asian="bold" style:font-weight-complex="bold"/>
    </style:style>
    <style:style style:name="P22" style:family="paragraph" style:parent-style-name="Standard" style:list-style-name="L10">
      <style:text-properties fo:font-weight="bold" style:font-weight-asian="bold" style:font-weight-complex="bold"/>
    </style:style>
    <style:style style:name="P23" style:family="paragraph" style:parent-style-name="Standard" style:list-style-name="L11">
      <style:text-properties fo:font-weight="bold" style:font-weight-asian="bold" style:font-weight-complex="bold"/>
    </style:style>
    <style:style style:name="P24" style:family="paragraph" style:parent-style-name="Standard" style:list-style-name="L14">
      <style:text-properties fo:font-weight="bold" style:font-weight-asian="bold" style:font-weight-complex="bold"/>
    </style:style>
    <style:style style:name="P25" style:family="paragraph" style:parent-style-name="Standard" style:list-style-name="L15">
      <style:text-properties fo:font-weight="bold" style:font-weight-asian="bold" style:font-weight-complex="bold"/>
    </style:style>
    <style:style style:name="P26" style:family="paragraph" style:parent-style-name="Standard" style:list-style-name="L16">
      <style:text-properties fo:font-weight="bold" style:font-weight-asian="bold" style:font-weight-complex="bold"/>
    </style:style>
    <style:style style:name="P27" style:family="paragraph" style:parent-style-name="Standard" style:list-style-name="L17">
      <style:text-properties fo:font-weight="bold" style:font-weight-asian="bold" style:font-weight-complex="bold"/>
    </style:style>
    <style:style style:name="P28" style:family="paragraph" style:parent-style-name="Standard" style:list-style-name="L19">
      <style:text-properties fo:font-weight="bold" style:font-weight-asian="bold" style:font-weight-complex="bold"/>
    </style:style>
    <style:style style:name="P29" style:family="paragraph" style:parent-style-name="Standard" style:list-style-name="L20">
      <style:text-properties fo:font-weight="bold" style:font-weight-asian="bold" style:font-weight-complex="bold"/>
    </style:style>
    <style:style style:name="P30" style:family="paragraph" style:parent-style-name="Standard" style:list-style-name="L21">
      <style:text-properties fo:font-weight="bold" style:font-weight-asian="bold" style:font-weight-complex="bold"/>
    </style:style>
    <style:style style:name="P31" style:family="paragraph" style:parent-style-name="Standard" style:list-style-name="L22">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5"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6"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hapter 3 Transport layer</text:p>
      <text:p text:style-name="Standard"/>
      <text:p text:style-name="Standard">Transport layer gives <text:span text:style-name="T1">logical communication </text:span><text:span text:style-name="T2"><text:s/>between processes, network layer gives </text:span><text:span text:style-name="T1">logical communication</text:span><text:span text:style-name="T2"> between hosts\</text:span></text:p>
      <text:p text:style-name="P1"/>
      <text:p text:style-name="Standard"><text:span text:style-name="T2">IP is an unreliable service and works </text:span><text:span text:style-name="T1">best effort</text:span></text:p>
      <text:p text:style-name="P2"/>
      <text:p text:style-name="P2">Multiplexing and Demultiplexing</text:p>
      <text:p text:style-name="P1">A data segment has a desntination on a port. The right destination is found</text:p>
      <text:p text:style-name="P2">Demultiplexing = <text:span text:style-name="T2"><text:s/>delivering the data to the correct socket</text:span></text:p>
      <text:p text:style-name="P2">Multiplexing = <text:span text:style-name="T2"><text:s/>making data ready to be send(by encapsulating and making data fragments)</text:span></text:p>
      <text:p text:style-name="P2"><text:span text:style-name="T2">To now which process to deliver the segment to we need to sepcify in the field of the segment the </text:span>destination port number <text:span text:style-name="T2"><text:s/>and the </text:span>senders port number,<text:span text:style-name="T2"> each is 16 bit.</text:span></text:p>
      <text:p text:style-name="P1">Port 0 to 1023 are considered well known port numbers.</text:p>
      <text:p text:style-name="P1"/>
      <text:p text:style-name="P1">In case of UDP if two segments are for the same ip and socket destination but the source port or source ip are different it all goes to the same socket</text:p>
      <text:p text:style-name="P1"/>
      <text:p text:style-name="P1">In case of TCP these would go to different sockets, as a socket is based on a connection.</text:p>
      <text:p text:style-name="P1"/>
      <text:p text:style-name="P2">Nmap <text:span text:style-name="T2"><text:s/>can be used to scan ports</text:span></text:p>
      <text:p text:style-name="P1"/>
      <text:list xml:id="list1121314533" text:style-name="L1">
        <text:list-item>
          <text:list>
            <text:list-item>
              <text:p text:style-name="P16">UDP ( User Datagram Protocol)</text:p>
            </text:list-item>
          </text:list>
        </text:list-item>
      </text:list>
      <text:p text:style-name="P1">Very barebone. Delivers multiplexing and demultiplexing capabilities and checksum to see if nothing has been distorted.</text:p>
      <text:p text:style-name="P1">Is connectionless</text:p>
      <text:p text:style-name="P1">DNS uses UDP</text:p>
      <text:p text:style-name="P1"/>
      <text:p text:style-name="P1">Why UDP?</text:p>
      <text:list xml:id="list1640780462" text:style-name="L2">
        <text:list-item>
          <text:p text:style-name="P4">Finer control over what data is sent and when. No congestion control so when you send it it will be directly send.</text:p>
        </text:list-item>
        <text:list-item>
          <text:p text:style-name="P4">No need for connection establishment. So no delay of handshaking</text:p>
        </text:list-item>
        <text:list-item>
          <text:p text:style-name="P4">No connection state. Does not have to allocate parameters and check these like TCP does.</text:p>
        </text:list-item>
        <text:list-item>
          <text:p text:style-name="P4">Small packet header overhead. The header is small so less segments needed. The header is <text:span text:style-name="T1">8 bytes</text:span> instead of <text:span text:style-name="T1">20 bytes </text:span>(TCP)</text:p>
        </text:list-item>
      </text:list>
      <text:p text:style-name="P1">UDP used for</text:p>
      <text:p text:style-name="P1">RIP (routing table updates), network management, DNS, real time media thingies.</text:p>
      <text:p text:style-name="P1"/>
      <text:p text:style-name="P1">If everybody used UDP at the same time for video streaming the network could become enormously digested.</text:p>
      <text:p text:style-name="P1"/>
      <text:p text:style-name="P2">UDP segment structure</text:p>
      <text:p text:style-name="P1">All 2 byte except data</text:p>
      <text:p text:style-name="P1">source port</text:p>
      <text:p text:style-name="P1">dest. Port</text:p>
      <text:p text:style-name="P1">length</text:p>
      <text:p text:style-name="P1">checksum</text:p>
      <text:p text:style-name="P1">data</text:p>
      <text:p text:style-name="P1"/>
      <text:list xml:id="list224996062" text:style-name="L3">
        <text:list-item>
          <text:list>
            <text:list-item>
              <text:list>
                <text:list-item>
                  <text:p text:style-name="P17">UDP Checksum</text:p>
                </text:list-item>
              </text:list>
            </text:list-item>
          </text:list>
        </text:list-item>
      </text:list>
      <text:p text:style-name="P1">Checksum does error detection.</text:p>
      <text:p text:style-name="P1">Sender side does 1s complement on the sum of all the 16 bit words in the segment.</text:p>
      <text:p text:style-name="P1"><text:soft-page-break/>Overflow is wrapped around.</text:p>
      <text:p text:style-name="P1"/>
      <text:p text:style-name="P1">Example, the following 16 bit words:</text:p>
      <text:p text:style-name="P1"/>
      <text:p text:style-name="P1">0110011001100000</text:p>
      <text:p text:style-name="P1">0101010101010101</text:p>
      <text:p text:style-name="P1">1000111100001100</text:p>
      <text:p text:style-name="P1"/>
      <text:p text:style-name="P1">0110011001100000</text:p>
      <text:p text:style-name="P1">0101010101010101</text:p>
      <text:p text:style-name="P1">--------------------------+</text:p>
      <text:p text:style-name="P1">1011101110110101</text:p>
      <text:p text:style-name="P1"/>
      <text:p text:style-name="P1">1011101110110101</text:p>
      <text:p text:style-name="P1">1000101011000010</text:p>
      <text:p text:style-name="P1">-------------------------+</text:p>
      <text:p text:style-name="P1"><text:s/>010010101000010</text:p>
      <text:p text:style-name="P1"/>
      <text:p text:style-name="P1">1s complement by converting all 1 = 0 and all 0 =1. This is the checksum</text:p>
      <text:p text:style-name="P1"/>
      <text:p text:style-name="P1">Now at the destination side the 16 bits word are added again and if this added to the checksum </text:p>
      <text:p text:style-name="P1">gives 1111111111111111 everything went well.</text:p>
      <text:p text:style-name="P1"/>
      <text:p text:style-name="P1">Why error checking if link layer can do it as well? No guarantee the protocol used will do that.</text:p>
      <text:p text:style-name="P2">End-to-End principe =<text:span text:style-name="T2"> certaint functionality must be implement on end host basis. The cost can be to high to place it lower in the network.</text:span></text:p>
      <text:p text:style-name="P1">UDP does nothing to recover from an error.</text:p>
      <text:p text:style-name="P1"/>
      <text:p text:style-name="P1"/>
      <text:list xml:id="list1104791800" text:style-name="L4">
        <text:list-item>
          <text:list>
            <text:list-item>
              <text:p text:style-name="P18">Connection oriented Transport: TCP (Transmission Control Protocol)</text:p>
            </text:list-item>
          </text:list>
        </text:list-item>
      </text:list>
      <text:p text:style-name="P1">TCP is connection driven. The beginning of the connection allocates the necessary variables.</text:p>
      <text:p text:style-name="P1">The connection resides only in the end hosts.</text:p>
      <text:p text:style-name="P1"/>
      <text:p text:style-name="P1">TCP is <text:span text:style-name="T1">full-duplex</text:span> Both sides are at the same time receiver and sender.</text:p>
      <text:p text:style-name="P1">Always <text:span text:style-name="T1">point-to-point </text:span>between single sender and receiver.</text:p>
      <text:p text:style-name="P1"/>
      <text:p text:style-name="P1">The connection state:</text:p>
      <text:p text:style-name="P1">client sends special TCP segment(SYN) to server</text:p>
      <text:p text:style-name="P1">server replies with (SYN, ACK) message</text:p>
      <text:p text:style-name="P1">client replies with ACK (which also can have data inside)</text:p>
      <text:p text:style-name="P2">This is threeway handshake.</text:p>
      <text:p text:style-name="P1">During this handshake buffers on both sides are allocated.</text:p>
      <text:p text:style-name="P1"/>
      <text:p text:style-name="P1">Sender send data out of the socket, into the sender buffer, TCP connection grabs data from this buffer and puts it in the receivers buffer.</text:p>
      <text:p text:style-name="P1">The maximum amount of data that can be grabbed is limited by the <text:span text:style-name="T1">maximum segment size (MSS)</text:span> </text:p>
      <text:p text:style-name="P1">MSS is decided by first finding the maximum link layer frame(<text:span text:style-name="T1">Maximum Transmission Unit MTU)</text:span> a sender can send, and then calculating how big the MSS can be with the link layer frame around</text:p>
      <text:p text:style-name="P1"/>
      <text:list xml:id="list576747011" text:style-name="L5">
        <text:list-item>
          <text:list>
            <text:list-item>
              <text:list>
                <text:list-item>
                  <text:p text:style-name="P19">TCP segment structure</text:p>
                </text:list-item>
              </text:list>
            </text:list-item>
          </text:list>
        </text:list-item>
      </text:list>
      <text:p text:style-name="P1">Header field is 20 bytes</text:p>
      <text:p text:style-name="P1"><text:soft-page-break/>and a data field.</text:p>
      <text:p text:style-name="P1"/>
      <text:p text:style-name="P1">In case of sending images the image will often be broken in multiple segments of same size (except the last). </text:p>
      <text:p text:style-name="P1"/>
      <text:p text:style-name="P2">What is in the header:</text:p>
      <text:list xml:id="list325872950" text:style-name="L6">
        <text:list-item>
          <text:p text:style-name="P5">source port</text:p>
        </text:list-item>
        <text:list-item>
          <text:p text:style-name="P5">destination port</text:p>
        </text:list-item>
        <text:list-item>
          <text:p text:style-name="P20">Sequence number field </text:p>
        </text:list-item>
        <text:list-item>
          <text:p text:style-name="P20">Acknowledgement number field</text:p>
        </text:list-item>
        <text:list-item>
          <text:p text:style-name="P20">16 bit receive window</text:p>
        </text:list-item>
        <text:list-item>
          <text:p text:style-name="P20">4 bit header length field(option field so variable length)</text:p>
        </text:list-item>
        <text:list-item>
          <text:p text:style-name="P20">options field</text:p>
        </text:list-item>
        <text:list-item>
          <text:p text:style-name="P20">6 bit flag field, SYN, ACK, FIN, PSH, RST, URG</text:p>
        </text:list-item>
      </text:list>
      <text:p text:style-name="P2"/>
      <text:p text:style-name="P2">Sequence numbner and Ack number</text:p>
      <text:p text:style-name="P1">Seq number of a segment is the first byte number of the send packet</text:p>
      <text:p text:style-name="P1">ACK is the byte of the first expected next segment.</text:p>
      <text:p text:style-name="P1">Example for SEQ:</text:p>
      <text:p text:style-name="P1">Process host A wants to send segments to Host B over TCP.</text:p>
      <text:p text:style-name="P1">File of 500.000 bytes, than the MSS is 1000 bytes, and the first number is 0</text:p>
      <text:p text:style-name="P1">Now 500 segments are constructed.</text:p>
      <text:p text:style-name="P1">The SEQ:</text:p>
      <text:p text:style-name="P1">0</text:p>
      <text:p text:style-name="P1">1000</text:p>
      <text:p text:style-name="P1">2000</text:p>
      <text:p text:style-name="P1">3000</text:p>
      <text:p text:style-name="P1">etc.</text:p>
      <text:p text:style-name="P1"/>
      <text:p text:style-name="P1">Example for ACK:</text:p>
      <text:p text:style-name="P1">Host A has receiev all bytes numbered 0 through 535, then As ACK = 536</text:p>
      <text:p text:style-name="P1"/>
      <text:p text:style-name="P2">Cumulative acknowledgement:<text:span text:style-name="T2"> in case a segment went missing the destination host keeps ACKing the number of that packet, even though there came segment after that one.</text:span></text:p>
      <text:p text:style-name="P1"/>
      <text:p text:style-name="P1">In case of out of order bits it depends on the implementer what he wants to do with this.</text:p>
      <text:p text:style-name="P1"/>
      <text:p text:style-name="P1">Sequence numbers are chosen randomly. Not just start at 0</text:p>
      <text:p text:style-name="P1"/>
      <text:p text:style-name="P2">Estimating RTT</text:p>
      <text:p text:style-name="P1">TCP takes one sampleRTT at a time. Sample RTT will fluctuate due to congestion.</text:p>
      <text:p text:style-name="P1">Estimated RTT = (1-alpha) * estimated RTT + alpha * sampleRTT</text:p>
      <text:p text:style-name="P1">good to use <text:s/>alpha = 0.125</text:p>
      <text:p text:style-name="P1"/>
      <text:p text:style-name="P2">EWMA = Exponential Weighted Moving Average=</text:p>
      <text:p text:style-name="P1">Estimated RTT is a weighted average of the sampleRTT, and exponential because the weight of an sampleRTT decays exponentially.</text:p>
      <text:p text:style-name="P1"/>
      <text:p text:style-name="P1">Variability of the Sample RTT:</text:p>
      <text:p text:style-name="P1">DevRTT = (1- beta) * DevRTT + beta * |SampleRTT – Estimated RTT|</text:p>
      <text:p text:style-name="P1">recommended value beta = 0.25</text:p>
      <text:p text:style-name="P1"/>
      <text:p text:style-name="P1"><text:soft-page-break/>How to determine the retransmission timeout interval?</text:p>
      <text:p text:style-name="P1">TimeoutInterval <text:s/>= EstimatedRTT <text:s/>+ 4*DevRTT</text:p>
      <text:p text:style-name="P1"/>
      <text:p text:style-name="P2">Reliable Data Transfer 3.5.4</text:p>
      <text:p text:style-name="P1">ip is unreliable but TCP is reliable.</text:p>
      <text:p text:style-name="P1">TCP uses 2 mechanisms to detect failed transfer:</text:p>
      <text:p text:style-name="P1">Timeout using the TimeoutInterval and duplicate ACKS.</text:p>
      <text:p text:style-name="P1">In case of a timeout TCP resends the segment that made the timeout happen.</text:p>
      <text:p text:style-name="P1"/>
      <text:p text:style-name="P1">3 major events:</text:p>
      <text:p text:style-name="P1"/>
      <text:list xml:id="list1370919052" text:style-name="L7">
        <text:list-item>
          <text:p text:style-name="P6">TCP received data from the application. Encapsulates it and sends it out on the connection. If no timer running run it for this segment.</text:p>
        </text:list-item>
      </text:list>
      <text:list xml:id="list142172277" text:style-name="L8">
        <text:list-item>
          <text:p text:style-name="P7">The timeout. TCP responds by retransmitting the segment that caused the timeout.</text:p>
        </text:list-item>
        <text:list-item>
          <text:p text:style-name="P7">The arrival of an acknowledgement segment. Compares the ACK number with its own SendBase(sequence number of oldest unacknowledged byte). If this ACKnumber &gt; SendBase: update sendBase to this ACKnumber and restarts timer if there are any not acknowledged bytes.</text:p>
        </text:list-item>
      </text:list>
      <text:p text:style-name="P1"/>
      <text:p text:style-name="P1">In case the sender sends two segments and the ACK gets lost for the first segment than the sender won't resend anything cause he knows that everything is received up to the second ACK.</text:p>
      <text:p text:style-name="P1"/>
      <text:p text:style-name="P1"/>
      <text:p text:style-name="P1">Other measures taken:</text:p>
      <text:list xml:id="list446588911" text:style-name="L9">
        <text:list-item>
          <text:p text:style-name="P8">If timeout occurs, doubling the time-out interval (limited congestion control, retransmitting could congest the network only more.)</text:p>
        </text:list-item>
        <text:list-item>
          <text:p text:style-name="P8"><text:span text:style-name="T1">Fast Retransmit</text:span>. Instead of waiting for timeout interval of a segment resending can be done as well in case of 3 duplicate ACK# for the missing segment. Segments are send back to back on the senders side so the receiver will send duplicate ACKS <text:s/>rather fast when information gets lots.</text:p>
        </text:list-item>
        <text:list-item>
          <text:p text:style-name="P21">Selective Acknowledgement.</text:p>
        </text:list-item>
      </text:list>
      <text:p text:style-name="P1"/>
      <text:list xml:id="list119285933" text:style-name="L10">
        <text:list-item>
          <text:list>
            <text:list-item>
              <text:list>
                <text:list-item>
                  <text:p text:style-name="P22">Flow Control.</text:p>
                </text:list-item>
              </text:list>
            </text:list-item>
          </text:list>
        </text:list-item>
      </text:list>
      <text:p text:style-name="P1">The buffer of the receiver can be easily overflown if the sender does not look at how much he is sending.</text:p>
      <text:p text:style-name="P2"><text:span text:style-name="T2">TCP has </text:span>flow control service<text:span text:style-name="T2">= eliminating the possibility of overflowing the other his buffer.</text:span></text:p>
      <text:p text:style-name="P2"><text:span text:style-name="T2">Sender maintains a </text:span>receive window<text:span text:style-name="T2"> that gives an idea of how much free buffer space is available at the receiver.</text:span></text:p>
      <text:p text:style-name="P2">RcvBuffer = <text:span text:style-name="T2">size of receive buffer.</text:span></text:p>
      <text:p text:style-name="P1">LastByteRead = number of last byte read from buffer by process.</text:p>
      <text:p text:style-name="P1">LastByreRcvd= number of last byte received from </text:p>
      <text:p text:style-name="P1"/>
      <text:p text:style-name="P1">rcvwindow = RcvBuffer – <text:s/>(LastByrercvd -LastByreRead)</text:p>
      <text:p text:style-name="P1"/>
      <text:p text:style-name="P1">The receive window is dynamic.</text:p>
      <text:p text:style-name="P1">Initially the receive window = RcvBuffer</text:p>
      <text:p text:style-name="P1">but this is not enough to change it dynamicly.</text:p>
      <text:p text:style-name="P1">Host A keeps track of LastByteSent and LastByteAcked.</text:p>
      <text:p text:style-name="P1">LastByteSent – LastByteAcked &lt;= recvwindow.</text:p>
      <text:p text:style-name="P1">What now if receive window is 0 so that A can not send anything to B and B has nothing to send to A in terms of data. Now Host A never knows when there will be free space in the buffer.</text:p>
      <text:p text:style-name="P1">Solution: A keeps sending 1 byte segments and eventually will receive acknowledgements.</text:p>
      <text:p text:style-name="P2"><text:soft-page-break/></text:p>
      <text:list xml:id="list1042357388" text:style-name="L11">
        <text:list-item>
          <text:list>
            <text:list-item>
              <text:list>
                <text:list-item>
                  <text:p text:style-name="P23">TCP Connection Management</text:p>
                </text:list-item>
              </text:list>
            </text:list-item>
          </text:list>
        </text:list-item>
      </text:list>
      <text:p text:style-name="P1">Connection establishment steps:</text:p>
      <text:list xml:id="list1719231438" text:style-name="L12">
        <text:list-item>
          <text:p text:style-name="P9">client sends SYN message, chooses random sequence number and sends this in the SYN message</text:p>
        </text:list-item>
        <text:list-item>
          <text:p text:style-name="P9">Server receives message and allocates buffers. Server sends SYN ACK(SEQ+1) message with own random sequence number</text:p>
        </text:list-item>
        <text:list-item>
          <text:p text:style-name="P9">Client receives SYNACK message and allocates buffers as well. client sends ACK(server SEQ+1) message(possibly with payload.</text:p>
        </text:list-item>
      </text:list>
      <text:p text:style-name="P1"/>
      <text:p text:style-name="P1">Connection breakage steps:</text:p>
      <text:list xml:id="list1268546342" text:style-name="L13">
        <text:list-item>
          <text:p text:style-name="P10">client sends FIN</text:p>
        </text:list-item>
        <text:list-item>
          <text:p text:style-name="P10">server sends ACK.</text:p>
        </text:list-item>
        <text:list-item>
          <text:p text:style-name="P10">Server sends FIN. Upon receivement client starts timer until timeout.</text:p>
        </text:list-item>
        <text:list-item>
          <text:p text:style-name="P10">Client sends ACK.</text:p>
        </text:list-item>
      </text:list>
      <text:p text:style-name="P1"/>
      <text:p text:style-name="P2">SYN flood attack<text:span text:style-name="T2">: Sending <text:s/>large number of SYN to server without completing the third step. This can exhaust resources of the server</text:span></text:p>
      <text:p text:style-name="P2"><text:span text:style-name="T2">Remedy:</text:span> SYN cookies. <text:span text:style-name="T2">If server does not trust a client it creates a seq number with a complicated function. If a client than returns an Ack is can see at which connection this ACK belongs and after this allocates its resources.</text:span></text:p>
      <text:p text:style-name="P1">BUT in case the bad guy opens fully connected TCP connections it is way harder to distinguish between good and bad clients.</text:p>
      <text:p text:style-name="P1"/>
      <text:p text:style-name="P1">In case of client tries to establish connection with non allocated port it receives a RST message</text:p>
      <text:p text:style-name="P1">in UDP it gets a ICMP message.</text:p>
      <text:p text:style-name="P1"/>
      <text:p text:style-name="P2">Principle of congestion Control</text:p>
      <text:p text:style-name="P1">Packet retransmission treats a symptom of congestion control.</text:p>
      <text:p text:style-name="P1"/>
      <text:list xml:id="list1045248822" text:style-name="L14">
        <text:list-item>
          <text:list>
            <text:list-item>
              <text:list>
                <text:list-item>
                  <text:p text:style-name="P24">The causes and the costs of congestion</text:p>
                </text:list-item>
              </text:list>
            </text:list-item>
          </text:list>
        </text:list-item>
      </text:list>
      <text:p text:style-name="P1">Case: Two senders and router with infinite buffer</text:p>
      <text:p text:style-name="P1">Host A and B send with rate of lambda_in bytes/sec</text:p>
      <text:p text:style-name="P1">Packets go over the router to a shared output link of R bytes/sec</text:p>
      <text:p text:style-name="P1">In this case router has infinite buffer.</text:p>
      <text:p text:style-name="P1">In case lambda_in is between 0 and R/2 the thorughput at the receivers side equals de sender's sending rate.</text:p>
      <text:p text:style-name="P1">If sending rate is above R/2 the throughput is only R/2, and the queueing time goes to infinity.</text:p>
      <text:p text:style-name="P1">So when approaching link capacity with sending rate the queueing delays gets larger and larger.</text:p>
      <text:p text:style-name="P1"/>
      <text:p text:style-name="P1">Case2: Two senders with router with finite buffer</text:p>
      <text:p text:style-name="P1">Now packets will be dropped so</text:p>
      <text:p text:style-name="P1">l_in is original data sending rate</text:p>
      <text:p text:style-name="P1">l'_in is retransmitted data <text:s/>+ original data sending rate = <text:span text:style-name="T1">offered load</text:span></text:p>
      <text:p text:style-name="P1"/>
      <text:p text:style-name="P1">In case of no loss: l'_in = l_in and throughput = l_in </text:p>
      <text:p text:style-name="P1">sending rate can not be &gt; R/2 because no dropped packets</text:p>
      <text:p text:style-name="P1"/>
      <text:p text:style-name="P1">In case only retransmission of REALLY lost segments:</text:p>
      <text:p text:style-name="P1">when l'_in = R/2 than l_out = R/3 so that out of the 0.5 R units of data transmitted 0.333B/s are original and 0.166R B/s are retransmitted.</text:p>
      <text:p text:style-name="P1"/>
      <text:p text:style-name="P1"><text:soft-page-break/>Congestion also causes resending though the packet was not lost. Link bandwidth is now used for unnecessary retransmission.</text:p>
      <text:p text:style-name="P1"/>
      <text:p text:style-name="P1">Case 3: 4 Senders, Routers with finite buffers, Multihop path</text:p>
      <text:p text:style-name="P1">In case a packet is dropped at the second router the effor of pushing it to the first router on the path is wasted.</text:p>
      <text:p text:style-name="P1"/>
      <text:list xml:id="list1936651964" text:style-name="L15">
        <text:list-item>
          <text:list>
            <text:list-item>
              <text:list>
                <text:list-item>
                  <text:p text:style-name="P25">Approaches to congestion control.</text:p>
                </text:list-item>
              </text:list>
            </text:list-item>
          </text:list>
        </text:list-item>
      </text:list>
      <text:p text:style-name="P1">2 types of nonspecific congestion control:</text:p>
      <text:list xml:id="list846062168" text:style-name="L16">
        <text:list-item>
          <text:p text:style-name="P11"><text:span text:style-name="T1">End-to-End congestion control :</text:span>Transport layer is not supported by network layer to control congestion.</text:p>
        </text:list-item>
        <text:list-item>
          <text:p text:style-name="P26">Network assisted congestion control<text:span text:style-name="T2"> : The transport layer gets feedback from the routers about how congested the network is. Can be done using</text:span></text:p>
          <text:list>
            <text:list-item>
              <text:list>
                <text:list-item>
                  <text:list>
                    <text:list-item>
                      <text:p text:style-name="P26">Direct feedback:<text:span text:style-name="T2"> Router returning message to sender with message it is choked( using </text:span>choke packet<text:span text:style-name="T2">)</text:span></text:p>
                    </text:list-item>
                    <text:list-item>
                      <text:p text:style-name="P26"><text:span text:style-name="T2">Packet is marked by router and when receiver gets it it won't use that route anymore.</text:span></text:p>
                    </text:list-item>
                  </text:list>
                </text:list-item>
              </text:list>
            </text:list-item>
          </text:list>
        </text:list-item>
      </text:list>
      <text:p text:style-name="P2"><text:span text:style-name="T2"/></text:p>
      <text:list xml:id="list257949885" text:style-name="L17">
        <text:list-item>
          <text:list>
            <text:list-item>
              <text:p text:style-name="P27">TCP Congestion Control</text:p>
            </text:list-item>
          </text:list>
        </text:list-item>
      </text:list>
      <text:p text:style-name="P1">TCP sender has to have a way to increase its send rate in case the network is uncongested and decrease it when it is congested.</text:p>
      <text:p text:style-name="P1">To do this the TCP sender has an additional variable called the <text:span text:style-name="T1">congestion window</text:span></text:p>
      <text:p text:style-name="P1">The amount of data to be send into the network is restricted by:</text:p>
      <text:p text:style-name="P1">LastByteSend – LastByteAcked &lt;= min{recvwindow, congestionwindow}</text:p>
      <text:p text:style-name="P1"/>
      <text:p text:style-name="P1">by adjusting the congestionwindow it can adjust the amount of data send into the network.</text:p>
      <text:p text:style-name="P1"/>
      <text:p text:style-name="P1">Congestion can be noticed due to a losing event: Due to a time-out or duplicate ACKs.</text:p>
      <text:p text:style-name="P1">In case nothing is lost, the network seems to do well with the amount of data send by the connection, and so the congestion window is increased(Because TCP uses acknowledgements and the rate with which they arrive for increasing the congestion window TCP is said to be <text:span text:style-name="T1">self-clocking</text:span>).</text:p>
      <text:p text:style-name="P1"/>
      <text:p text:style-name="P1">3 guiding principles to determine congestion window and sending rate:</text:p>
      <text:list xml:id="list1674409590" text:style-name="L18">
        <text:list-item>
          <text:p text:style-name="P12">Lost segment implies congestion. The TCP sender's rate should be decreased when a segment is lost.</text:p>
        </text:list-item>
        <text:list-item>
          <text:p text:style-name="P12">An ACK segment indicates that delivery is going well. The sending rate can be increased when an ACK arrives for a previously unacknowledged segment.</text:p>
        </text:list-item>
        <text:list-item>
          <text:p text:style-name="P12">Bandwidth Probing. Increasing sender rate until segments loss and then to decrease again. See what the network can handle.</text:p>
          <text:p text:style-name="P12"/>
        </text:list-item>
      </text:list>
      <text:p text:style-name="P2">Congestion control algorithm <text:span text:style-name="T2"><text:s/>contains the following states:</text:span></text:p>
      <text:p text:style-name="P2"><text:span text:style-name="T2"/></text:p>
      <text:p text:style-name="P2">Slow start</text:p>
      <text:p text:style-name="P2"><text:span text:style-name="T2">Begin of the Tcp Connection or after a Time-Out</text:span></text:p>
      <text:p text:style-name="P2"><text:span text:style-name="T2">Begin with 1 MSS/RTT <text:s/>so if MSS = 500 bytes and RTT = 200 msec than 20 kbps.</text:span></text:p>
      <text:p text:style-name="P2"><text:span text:style-name="T2">After every ACK the sending rate increases by 1 MSS (so now 2 MSS are send back to back, and if those are acknowledged than 4 MSS are send back to back). <text:s/>= Exponential growth.</text:span></text:p>
      <text:p text:style-name="P2"><text:span text:style-name="T2">3 ways to and slow start:</text:span></text:p>
      <text:list xml:id="list1574823323" text:style-name="L19">
        <text:list-item>
          <text:list>
            <text:list-item>
              <text:p text:style-name="P28"><text:span text:style-name="T2">Loss event by time-out cwnd = 1 and </text:span>slow start<text:span text:style-name="T2"> begins anew, ssthresh = previous cwnd/2</text:span></text:p>
            </text:list-item>
            <text:list-item>
              <text:p text:style-name="P28"><text:span text:style-name="T2">if cwnd == ssthresh → GOTO </text:span>Congesion avoidance</text:p>
            </text:list-item>
            <text:list-item>
              <text:p text:style-name="P13"><text:soft-page-break/>Three duplicate ACKS → GOTO <text:span text:style-name="T1">Fast Recovery</text:span></text:p>
            </text:list-item>
          </text:list>
        </text:list-item>
      </text:list>
      <text:p text:style-name="P2"/>
      <text:p text:style-name="P2">Congestion Avoidance</text:p>
      <text:p text:style-name="P2">cwnd<text:span text:style-name="T2"> is about half the value since the last time congestion occurred. Cwnd will not be doubled but increases with a single MSS every RTT. This can be done by every received ACK increasing 1/n of the cwnd size if total ACKs are N</text:span></text:p>
      <text:p text:style-name="P2"><text:span text:style-name="T2">2 ways to end Congestion Avoidance</text:span></text:p>
      <text:list xml:id="list417267418" text:style-name="L20">
        <text:list-item>
          <text:p text:style-name="P29"><text:span text:style-name="T2">Loss event by time-outL cwnd = 1 and </text:span>slow start<text:span text:style-name="T2"> begins, ssthresh = previous cwnd/2</text:span></text:p>
        </text:list-item>
        <text:list-item>
          <text:p text:style-name="P29"><text:span text:style-name="T2">Loss event by duplicate ACKS: cwnd/2(+ 3MSS) ssthres= cwnd/2 GOTO Fast Recovery.</text:span></text:p>
        </text:list-item>
      </text:list>
      <text:p text:style-name="P2"><text:span text:style-name="T2"/></text:p>
      <text:p text:style-name="P2">Fast Recovery</text:p>
      <text:p text:style-name="P2"><text:span text:style-name="T2">cwnd is increased by 1 MSS for every duplicate ACK received for the missing segment that caused fast recovery.</text:span></text:p>
      <text:p text:style-name="P2"><text:span text:style-name="T2">2 ways to end Fast Recovery:</text:span></text:p>
      <text:list xml:id="list803269593" text:style-name="L21">
        <text:list-item>
          <text:p text:style-name="P30"><text:span text:style-name="T2">If ACK for missed segment is received GOTO </text:span>Congestion Avoidance</text:p>
        </text:list-item>
        <text:list-item>
          <text:p text:style-name="P14">If Timeout: cwnd = 1 and ssthresh = ssthresh/2 GOTO <text:span text:style-name="T1">Slow start</text:span></text:p>
        </text:list-item>
      </text:list>
      <text:p text:style-name="P2"><text:span text:style-name="T2"/></text:p>
      <text:p text:style-name="P2">TCP Congestion Control Retrospective</text:p>
      <text:p text:style-name="P2">Additive increate multiplicative decrease. =<text:span text:style-name="T2"> congestion avoidance is an additive increase but a multiplicate decrease</text:span></text:p>
      <text:p text:style-name="P2"><text:span text:style-name="T2"/></text:p>
      <text:p text:style-name="P2"><text:span text:style-name="T2"/></text:p>
      <text:list xml:id="list1113269833" text:style-name="L22">
        <text:list-item>
          <text:list>
            <text:list-item>
              <text:list>
                <text:list-item>
                  <text:p text:style-name="P31">Fairness</text:p>
                </text:list-item>
              </text:list>
            </text:list-item>
          </text:list>
        </text:list-item>
      </text:list>
      <text:p text:style-name="P1">K TCP connections each with an end to end path, but all passing through a bottleneck link. Each connection is transferring a large file and there is no UDP traffic passing through the bottleneck.</text:p>
      <text:p text:style-name="P1">It is fair in case the average thourhgput for each connection is: R/K.</text:p>
      <text:p text:style-name="P1">TCP connections all start at a different time and have a different window, so is TCP fair?</text:p>
      <text:p text:style-name="P1"/>
      <text:p text:style-name="P1">Example</text:p>
      <text:p text:style-name="P1">2 connections, 1 link with transmission rate R. They have the same MSS and the same RTT</text:p>
      <text:p text:style-name="P1">assume that the connections are in congestion avoidance mode all the time. At all times the bandwidth consumed by both is less thatn R nothing is dropped, and both stay in Congestion Avoidance, adding 1 MSS per RTT... </text:p>
      <text:p text:style-name="P1"/>
      <text:p text:style-name="P2">fairness in UDP</text:p>
      <text:p text:style-name="P2"><text:span text:style-name="T2">UDP is not fair, and it can crowd out TCP connections and sending rates.</text:span></text:p>
      <text:p text:style-name="P2"><text:span text:style-name="T2"/></text:p>
      <text:p text:style-name="P2">Fairness and Parallel <text:s/>TCP connections</text:p>
      <text:p text:style-name="P2"><text:span text:style-name="T2"><text:s/>A application can have multiple TCP connections, which can be considered unfai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9T09:43:32</meta:creation-date>
    <dc:date>2012-12-09T16:10:31</dc:date>
    <meta:editing-duration>PT4H4M48S</meta:editing-duration>
    <meta:editing-cycles>128</meta:editing-cycles>
    <meta:generator>LibreOffice/3.5$Linux_x86 LibreOffice_project/350m1$Build-2</meta:generator>
    <meta:document-statistic meta:table-count="0" meta:image-count="0" meta:object-count="0" meta:page-count="7" meta:paragraph-count="224" meta:word-count="2496" meta:character-count="13752" meta:non-whitespace-character-count="12249"/>
  </office:meta>
</office:document-meta>
</file>